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Determining the Hubble Constant from Observations of Distance Modulus vs Redshift for Type Ia Supernovae</text:span>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 text:style-name="P2"><text:span text:style-name="T2">Henry Shi</text:span></text:p>
            <text:p text:style-name="P2"><text:span text:style-name="T2">Stony Brook University</text:span></text:p>
            <text:p text:style-name="P2"><text:span text:style-name="T2">PSEG Explorations in STEM 202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2:12:18.419462067</meta:creation-date>
    <meta:editing-duration>PT1M46S</meta:editing-duration>
    <meta:editing-cycles>2</meta:editing-cycles>
    <meta:generator>LibreOffice/6.4.3.2$Linux_X86_64 LibreOffice_project/40$Build-2</meta:generator>
    <dc:title>Vivid</dc:title>
    <dc:date>2020-07-23T22:14:04.034165234</dc:date>
    <meta:document-statistic meta:object-count="51"/>
  </office:meta>
</office:document-meta>
</file>